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Configurations2/" manifest:media-type="application/vnd.sun.xml.ui.configuration"/>
</manifest:manifest>
</file>

<file path=content.xml><?xml version="1.0" encoding="utf-8"?>
<math xmlns="http://www.w3.org/1998/Math/MathML" display="block">
  <semantics>
    <mrow>
      <mi>f</mi>
      <mrow>
        <mrow>
          <mo fence="true" stretchy="false">(</mo>
          <mrow>
            <mi>z</mi>
          </mrow>
          <mo fence="true" stretchy="false">)</mo>
        </mrow>
        <mo stretchy="false">=</mo>
        <mfrac>
          <mn>1</mn>
          <mrow>
            <mn>2</mn>
            <mi>π</mi>
            <mi>i</mi>
          </mrow>
        </mfrac>
      </mrow>
      <mrow>
        <mstyle mathsize="200%">
          <mrow>
            <munder>
              <mo stretchy="false">∫</mo>
              <msub>
                <mi>C</mi>
                <mi>R</mi>
              </msub>
            </munder>
            <mstyle mathsize="50%">
              <mfrac>
                <mrow>
                  <mi>f</mi>
                  <mrow>
                    <mo fence="true" stretchy="false">(</mo>
                    <mrow>
                      <mi>s</mi>
                    </mrow>
                    <mo fence="true" stretchy="false">)</mo>
                  </mrow>
                  <mi mathvariant="italic">ds</mi>
                </mrow>
                <mrow>
                  <mi>s</mi>
                  <mo stretchy="false">−</mo>
                  <mi>z</mi>
                </mrow>
              </mfrac>
            </mstyle>
          </mrow>
        </mstyle>
        <mo stretchy="false">+</mo>
        <mfrac>
          <mn>1</mn>
          <mrow>
            <mn>2</mn>
            <mi>π</mi>
            <mi>i</mi>
          </mrow>
        </mfrac>
      </mrow>
      <mstyle mathsize="200%">
        <mrow>
          <munderover>
            <mo stretchy="false">∫</mo>
            <mrow>
              <mo stretchy="false">−</mo>
              <mi>R</mi>
            </mrow>
            <mi>R</mi>
          </munderover>
          <mstyle mathsize="50%">
            <mfrac>
              <mrow>
                <mi>f</mi>
                <mrow>
                  <mo fence="true" stretchy="false">(</mo>
                  <mrow>
                    <mi>t</mi>
                  </mrow>
                  <mo fence="true" stretchy="false">)</mo>
                </mrow>
                <mi mathvariant="italic">dt</mi>
              </mrow>
              <mrow>
                <mi>t</mi>
                <mo stretchy="false">−</mo>
                <mi>z</mi>
              </mrow>
            </mfrac>
          </mstyle>
        </mrow>
      </mstyle>
    </mrow>
    <annotation encoding="StarMath 5.0">f(z)= {1} over {2 %pi i } size*2 int from C_R  size*0.5 {{f(s) ds} over {s-z} } + {1} over {2 %pi i } size*2 int from -R to R size*0.5 {{f(t) dt} over {t-z}}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9T01:17:15.019848024</meta:creation-date>
    <dc:date>2018-11-09T01:29:28.410309180</dc:date>
    <meta:editing-duration>PT33S</meta:editing-duration>
    <meta:editing-cycles>1</meta:editing-cycles>
    <meta:generator>LibreOffice/6.0.6.2$Linux_X86_64 LibreOffice_project/0c292870b25a325b5ed35f6b45599d2ea4458e77</meta:generator>
  </office:meta>
</office:document-meta>
</file>